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DD-AT_IN">
            <text:p>ASOMADILLA-DD-AT_IN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02T15:00:00">
            <text:p>Fri Jan  2 15:00:00 2015</text:p>
          </table:table-cell>
          <table:table-cell office:value-type="float" office:value="135.1667">
            <text:p>135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5-01-05T14:00:00">
            <text:p>Mon Jan  5 14:00:00 2015</text:p>
          </table:table-cell>
          <table:table-cell office:value-type="float" office:value="140.3333">
            <text:p>140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1-05T15:00:00">
            <text:p>Mon Jan  5 15:00:00 2015</text:p>
          </table:table-cell>
          <table:table-cell office:value-type="float" office:value="221.0">
            <text:p>221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01-05T16:00:00">
            <text:p>Mon Jan  5 16:00:00 2015</text:p>
          </table:table-cell>
          <table:table-cell office:value-type="float" office:value="240.6667">
            <text:p>240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5-01-05T17:00:00">
            <text:p>Mon Jan  5 17:00:00 2015</text:p>
          </table:table-cell>
          <table:table-cell office:value-type="float" office:value="256.1667">
            <text:p>256.1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5-01-05T18:00:00">
            <text:p>Mon Jan  5 18:00:00 2015</text:p>
          </table:table-cell>
          <table:table-cell office:value-type="float" office:value="265.1667">
            <text:p>265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5-01-05T19:00:00">
            <text:p>Mon Jan  5 19:00:00 2015</text:p>
          </table:table-cell>
          <table:table-cell office:value-type="float" office:value="296.5">
            <text:p>296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5-01-06T14:00:00">
            <text:p>Tue Jan  6 14:00:00 2015</text:p>
          </table:table-cell>
          <table:table-cell office:value-type="float" office:value="173.3333">
            <text:p>173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5-01-06T16:00:00">
            <text:p>Tue Jan  6 16:00:00 2015</text:p>
          </table:table-cell>
          <table:table-cell office:value-type="float" office:value="166.6667">
            <text:p>166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1-06T17:00:00">
            <text:p>Tue Jan  6 17:00:00 2015</text:p>
          </table:table-cell>
          <table:table-cell office:value-type="float" office:value="219.0">
            <text:p>219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5-01-06T18:00:00">
            <text:p>Tue Jan  6 18:00:00 2015</text:p>
          </table:table-cell>
          <table:table-cell office:value-type="float" office:value="236.3333">
            <text:p>236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09T18:00:00">
            <text:p>Fri Jan  9 18:00:00 2015</text:p>
          </table:table-cell>
          <table:table-cell office:value-type="float" office:value="172.8333">
            <text:p>172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10T17:00:00">
            <text:p>Sat Jan 10 17:00:00 2015</text:p>
          </table:table-cell>
          <table:table-cell office:value-type="float" office:value="170.1667">
            <text:p>170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01-11T18:00:00">
            <text:p>Sun Jan 11 18:00:00 2015</text:p>
          </table:table-cell>
          <table:table-cell office:value-type="float" office:value="268.1667">
            <text:p>268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5-01-13T17:00:00">
            <text:p>Tue Jan 13 17:00:00 2015</text:p>
          </table:table-cell>
          <table:table-cell office:value-type="float" office:value="181.8333">
            <text:p>181.8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01-13T18:00:00">
            <text:p>Tue Jan 13 18:00:00 2015</text:p>
          </table:table-cell>
          <table:table-cell office:value-type="float" office:value="207.8333">
            <text:p>207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01-14T06:00:00">
            <text:p>Wed Jan 14 06:00:00 2015</text:p>
          </table:table-cell>
          <table:table-cell office:value-type="float" office:value="159.8333">
            <text:p>159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5-01-14T15:00:00">
            <text:p>Wed Jan 14 15:00:00 2015</text:p>
          </table:table-cell>
          <table:table-cell office:value-type="float" office:value="196.1667">
            <text:p>196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1-14T16:00:00">
            <text:p>Wed Jan 14 16:00:00 2015</text:p>
          </table:table-cell>
          <table:table-cell office:value-type="float" office:value="169.6667">
            <text:p>169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5-01-14T17:00:00">
            <text:p>Wed Jan 14 17:00:00 2015</text:p>
          </table:table-cell>
          <table:table-cell office:value-type="float" office:value="215.1667">
            <text:p>215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5-01-14T18:00:00">
            <text:p>Wed Jan 14 18:00:00 2015</text:p>
          </table:table-cell>
          <table:table-cell office:value-type="float" office:value="258.3333">
            <text:p>258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15T02:00:00">
            <text:p>Thu Jan 15 02:00:00 2015</text:p>
          </table:table-cell>
          <table:table-cell office:value-type="float" office:value="150.5">
            <text:p>150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1-15T12:00:00">
            <text:p>Thu Jan 15 12:00:00 2015</text:p>
          </table:table-cell>
          <table:table-cell office:value-type="float" office:value="193.6667">
            <text:p>193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1-15T13:00:00">
            <text:p>Thu Jan 15 13:00:00 2015</text:p>
          </table:table-cell>
          <table:table-cell office:value-type="float" office:value="204.3333">
            <text:p>204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15T14:00:00">
            <text:p>Thu Jan 15 14:00:00 2015</text:p>
          </table:table-cell>
          <table:table-cell office:value-type="float" office:value="252.0">
            <text:p>252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1-15T15:00:00">
            <text:p>Thu Jan 15 15:00:00 2015</text:p>
          </table:table-cell>
          <table:table-cell office:value-type="float" office:value="275.0">
            <text:p>275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5-01-15T16:00:00">
            <text:p>Thu Jan 15 16:00:00 2015</text:p>
          </table:table-cell>
          <table:table-cell office:value-type="float" office:value="284.6667">
            <text:p>284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5-01-15T17:00:00">
            <text:p>Thu Jan 15 17:00:00 2015</text:p>
          </table:table-cell>
          <table:table-cell office:value-type="float" office:value="280.6667">
            <text:p>280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1-15T18:00:00">
            <text:p>Thu Jan 15 18:00:00 2015</text:p>
          </table:table-cell>
          <table:table-cell office:value-type="float" office:value="269.6667">
            <text:p>269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15T19:00:00">
            <text:p>Thu Jan 15 19:00:00 2015</text:p>
          </table:table-cell>
          <table:table-cell office:value-type="float" office:value="246.5">
            <text:p>246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5-01-15T20:00:00">
            <text:p>Thu Jan 15 20:00:00 2015</text:p>
          </table:table-cell>
          <table:table-cell office:value-type="float" office:value="264.5">
            <text:p>264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5-01-15T21:00:00">
            <text:p>Thu Jan 15 21:00:00 2015</text:p>
          </table:table-cell>
          <table:table-cell office:value-type="float" office:value="262.1667">
            <text:p>262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5-01-15T22:00:00">
            <text:p>Thu Jan 15 22:00:00 2015</text:p>
          </table:table-cell>
          <table:table-cell office:value-type="float" office:value="264.8333">
            <text:p>264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1-15T23:00:00">
            <text:p>Thu Jan 15 23:00:00 2015</text:p>
          </table:table-cell>
          <table:table-cell office:value-type="float" office:value="265.5">
            <text:p>265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1-16T00:00:00">
            <text:p>Fri Jan 16 00:00:00 2015</text:p>
          </table:table-cell>
          <table:table-cell office:value-type="float" office:value="261.5">
            <text:p>261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5-01-16T01:00:00">
            <text:p>Fri Jan 16 01:00:00 2015</text:p>
          </table:table-cell>
          <table:table-cell office:value-type="float" office:value="266.0">
            <text:p>266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01-16T02:00:00">
            <text:p>Fri Jan 16 02:00:00 2015</text:p>
          </table:table-cell>
          <table:table-cell office:value-type="float" office:value="263.1667">
            <text:p>263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5-01-16T03:00:00">
            <text:p>Fri Jan 16 03:00:00 2015</text:p>
          </table:table-cell>
          <table:table-cell office:value-type="float" office:value="263.8333">
            <text:p>263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5-01-16T04:00:00">
            <text:p>Fri Jan 16 04:00:00 2015</text:p>
          </table:table-cell>
          <table:table-cell office:value-type="float" office:value="262.6667">
            <text:p>262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5-01-16T08:00:00">
            <text:p>Fri Jan 16 08:00:00 2015</text:p>
          </table:table-cell>
          <table:table-cell office:value-type="float" office:value="278.0">
            <text:p>278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5-01-16T09:00:00">
            <text:p>Fri Jan 16 09:00:00 2015</text:p>
          </table:table-cell>
          <table:table-cell office:value-type="float" office:value="284.5">
            <text:p>284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5-01-16T10:00:00">
            <text:p>Fri Jan 16 10:00:00 2015</text:p>
          </table:table-cell>
          <table:table-cell office:value-type="float" office:value="285.6667">
            <text:p>285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5-01-17T11:00:00">
            <text:p>Sat Jan 17 11:00:00 2015</text:p>
          </table:table-cell>
          <table:table-cell office:value-type="float" office:value="246.6667">
            <text:p>246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01-17T12:00:00">
            <text:p>Sat Jan 17 12:00:00 2015</text:p>
          </table:table-cell>
          <table:table-cell office:value-type="float" office:value="251.1667">
            <text:p>251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5-01-17T19:00:00">
            <text:p>Sat Jan 17 19:00:00 2015</text:p>
          </table:table-cell>
          <table:table-cell office:value-type="float" office:value="270.6667">
            <text:p>270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5-01-20T14:00:00">
            <text:p>Tue Jan 20 14:00:00 2015</text:p>
          </table:table-cell>
          <table:table-cell office:value-type="float" office:value="248.1667">
            <text:p>248.1667</text:p>
          </table:table-cell>
          <table:table-cell office:value-type="float" office:value="29.8">
            <text:p>29.8</text:p>
          </table:table-cell>
        </table:table-row>
        <table:table-row>
          <table:table-cell table:style-name="pd1" office:value-type="date" office:date-value="2015-01-20T15:00:00">
            <text:p>Tue Jan 20 15:00:00 2015</text:p>
          </table:table-cell>
          <table:table-cell office:value-type="float" office:value="277.1667">
            <text:p>277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5-01-20T16:00:00">
            <text:p>Tue Jan 20 16:00:00 2015</text:p>
          </table:table-cell>
          <table:table-cell office:value-type="float" office:value="284.5">
            <text:p>284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1-20T17:00:00">
            <text:p>Tue Jan 20 17:00:00 2015</text:p>
          </table:table-cell>
          <table:table-cell office:value-type="float" office:value="298.0">
            <text:p>298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01-21T06:00:00">
            <text:p>Wed Jan 21 06:00:00 2015</text:p>
          </table:table-cell>
          <table:table-cell office:value-type="float" office:value="221.0">
            <text:p>221.0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01-21T13:00:00">
            <text:p>Wed Jan 21 13:00:00 2015</text:p>
          </table:table-cell>
          <table:table-cell office:value-type="float" office:value="203.6667">
            <text:p>203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5-01-21T14:00:00">
            <text:p>Wed Jan 21 14:00:00 2015</text:p>
          </table:table-cell>
          <table:table-cell office:value-type="float" office:value="253.5">
            <text:p>253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1-21T15:00:00">
            <text:p>Wed Jan 21 15:00:00 2015</text:p>
          </table:table-cell>
          <table:table-cell office:value-type="float" office:value="278.8333">
            <text:p>278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01-21T16:00:00">
            <text:p>Wed Jan 21 16:00:00 2015</text:p>
          </table:table-cell>
          <table:table-cell office:value-type="float" office:value="283.6667">
            <text:p>283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5-01-21T17:00:00">
            <text:p>Wed Jan 21 17:00:00 2015</text:p>
          </table:table-cell>
          <table:table-cell office:value-type="float" office:value="285.3333">
            <text:p>285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5-01-21T18:00:00">
            <text:p>Wed Jan 21 18:00:00 2015</text:p>
          </table:table-cell>
          <table:table-cell office:value-type="float" office:value="292.6667">
            <text:p>292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5-01-21T19:00:00">
            <text:p>Wed Jan 21 19:00:00 2015</text:p>
          </table:table-cell>
          <table:table-cell office:value-type="float" office:value="302.0">
            <text:p>302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01-21T20:00:00">
            <text:p>Wed Jan 21 20:00:00 2015</text:p>
          </table:table-cell>
          <table:table-cell office:value-type="float" office:value="296.3333">
            <text:p>296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5-01-21T23:00:00">
            <text:p>Wed Jan 21 23:00:00 2015</text:p>
          </table:table-cell>
          <table:table-cell office:value-type="float" office:value="297.0">
            <text:p>297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22T00:00:00">
            <text:p>Thu Jan 22 00:00:00 2015</text:p>
          </table:table-cell>
          <table:table-cell office:value-type="float" office:value="292.1667">
            <text:p>292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22T01:00:00">
            <text:p>Thu Jan 22 01:00:00 2015</text:p>
          </table:table-cell>
          <table:table-cell office:value-type="float" office:value="259.8333">
            <text:p>259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5-01-22T09:00:00">
            <text:p>Thu Jan 22 09:00:00 2015</text:p>
          </table:table-cell>
          <table:table-cell office:value-type="float" office:value="291.6667">
            <text:p>291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01-22T10:00:00">
            <text:p>Thu Jan 22 10:00:00 2015</text:p>
          </table:table-cell>
          <table:table-cell office:value-type="float" office:value="271.3333">
            <text:p>271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23T13:00:00">
            <text:p>Fri Jan 23 13:00:00 2015</text:p>
          </table:table-cell>
          <table:table-cell office:value-type="float" office:value="253.5">
            <text:p>253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5-01-23T14:00:00">
            <text:p>Fri Jan 23 14:00:00 2015</text:p>
          </table:table-cell>
          <table:table-cell office:value-type="float" office:value="251.8333">
            <text:p>251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1-23T15:00:00">
            <text:p>Fri Jan 23 15:00:00 2015</text:p>
          </table:table-cell>
          <table:table-cell office:value-type="float" office:value="273.8333">
            <text:p>273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5-01-23T16:00:00">
            <text:p>Fri Jan 23 16:00:00 2015</text:p>
          </table:table-cell>
          <table:table-cell office:value-type="float" office:value="261.5">
            <text:p>261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5-01-23T17:00:00">
            <text:p>Fri Jan 23 17:00:00 2015</text:p>
          </table:table-cell>
          <table:table-cell office:value-type="float" office:value="247.3333">
            <text:p>247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5-01-23T18:00:00">
            <text:p>Fri Jan 23 18:00:00 2015</text:p>
          </table:table-cell>
          <table:table-cell office:value-type="float" office:value="210.3333">
            <text:p>210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01-27T16:00:00">
            <text:p>Tue Jan 27 16:00:00 2015</text:p>
          </table:table-cell>
          <table:table-cell office:value-type="float" office:value="198.1667">
            <text:p>198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5-01-27T17:00:00">
            <text:p>Tue Jan 27 17:00:00 2015</text:p>
          </table:table-cell>
          <table:table-cell office:value-type="float" office:value="238.5">
            <text:p>238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5-01-27T18:00:00">
            <text:p>Tue Jan 27 18:00:00 2015</text:p>
          </table:table-cell>
          <table:table-cell office:value-type="float" office:value="258.0">
            <text:p>258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5-01-27T19:00:00">
            <text:p>Tue Jan 27 19:00:00 2015</text:p>
          </table:table-cell>
          <table:table-cell office:value-type="float" office:value="286.1667">
            <text:p>286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1-28T16:00:00">
            <text:p>Wed Jan 28 16:00:00 2015</text:p>
          </table:table-cell>
          <table:table-cell office:value-type="float" office:value="217.8333">
            <text:p>217.8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5-01-28T17:00:00">
            <text:p>Wed Jan 28 17:00:00 2015</text:p>
          </table:table-cell>
          <table:table-cell office:value-type="float" office:value="262.0">
            <text:p>262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5-01-28T18:00:00">
            <text:p>Wed Jan 28 18:00:00 2015</text:p>
          </table:table-cell>
          <table:table-cell office:value-type="float" office:value="273.0">
            <text:p>273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5-01-28T19:00:00">
            <text:p>Wed Jan 28 19:00:00 2015</text:p>
          </table:table-cell>
          <table:table-cell office:value-type="float" office:value="269.6667">
            <text:p>269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5-01-28T20:00:00">
            <text:p>Wed Jan 28 20:00:00 2015</text:p>
          </table:table-cell>
          <table:table-cell office:value-type="float" office:value="232.6667">
            <text:p>232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01-28T21:00:00">
            <text:p>Wed Jan 28 21:00:00 2015</text:p>
          </table:table-cell>
          <table:table-cell office:value-type="float" office:value="312.1667">
            <text:p>312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01-29T03:00:00">
            <text:p>Thu Jan 29 03:00:00 2015</text:p>
          </table:table-cell>
          <table:table-cell office:value-type="float" office:value="177.3333">
            <text:p>177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5-01-29T11:00:00">
            <text:p>Thu Jan 29 11:00:00 2015</text:p>
          </table:table-cell>
          <table:table-cell office:value-type="float" office:value="220.6667">
            <text:p>220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1-29T12:00:00">
            <text:p>Thu Jan 29 12:00:00 2015</text:p>
          </table:table-cell>
          <table:table-cell office:value-type="float" office:value="246.0">
            <text:p>246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1-29T13:00:00">
            <text:p>Thu Jan 29 13:00:00 2015</text:p>
          </table:table-cell>
          <table:table-cell office:value-type="float" office:value="236.6667">
            <text:p>236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01-29T14:00:00">
            <text:p>Thu Jan 29 14:00:00 2015</text:p>
          </table:table-cell>
          <table:table-cell office:value-type="float" office:value="238.3333">
            <text:p>238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5-01-29T15:00:00">
            <text:p>Thu Jan 29 15:00:00 2015</text:p>
          </table:table-cell>
          <table:table-cell office:value-type="float" office:value="263.8333">
            <text:p>263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01-29T16:00:00">
            <text:p>Thu Jan 29 16:00:00 2015</text:p>
          </table:table-cell>
          <table:table-cell office:value-type="float" office:value="280.3333">
            <text:p>280.3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5-01-29T17:00:00">
            <text:p>Thu Jan 29 17:00:00 2015</text:p>
          </table:table-cell>
          <table:table-cell office:value-type="float" office:value="275.3333">
            <text:p>275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1-29T18:00:00">
            <text:p>Thu Jan 29 18:00:00 2015</text:p>
          </table:table-cell>
          <table:table-cell office:value-type="float" office:value="284.8333">
            <text:p>284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5-01-29T19:00:00">
            <text:p>Thu Jan 29 19:00:00 2015</text:p>
          </table:table-cell>
          <table:table-cell office:value-type="float" office:value="276.1667">
            <text:p>276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01-29T20:00:00">
            <text:p>Thu Jan 29 20:00:00 2015</text:p>
          </table:table-cell>
          <table:table-cell office:value-type="float" office:value="242.5">
            <text:p>242.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1-29T23:00:00">
            <text:p>Thu Jan 29 23:00:00 2015</text:p>
          </table:table-cell>
          <table:table-cell office:value-type="float" office:value="269.8333">
            <text:p>269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5-01-30T00:00:00">
            <text:p>Fri Jan 30 00:00:00 2015</text:p>
          </table:table-cell>
          <table:table-cell office:value-type="float" office:value="263.6667">
            <text:p>263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1-30T01:00:00">
            <text:p>Fri Jan 30 01:00:00 2015</text:p>
          </table:table-cell>
          <table:table-cell office:value-type="float" office:value="277.1667">
            <text:p>277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5-01-30T02:00:00">
            <text:p>Fri Jan 30 02:00:00 2015</text:p>
          </table:table-cell>
          <table:table-cell office:value-type="float" office:value="286.5">
            <text:p>286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5-01-30T03:00:00">
            <text:p>Fri Jan 30 03:00:00 2015</text:p>
          </table:table-cell>
          <table:table-cell office:value-type="float" office:value="284.0">
            <text:p>284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5-01-30T04:00:00">
            <text:p>Fri Jan 30 04:00:00 2015</text:p>
          </table:table-cell>
          <table:table-cell office:value-type="float" office:value="283.8333">
            <text:p>283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30T05:00:00">
            <text:p>Fri Jan 30 05:00:00 2015</text:p>
          </table:table-cell>
          <table:table-cell office:value-type="float" office:value="288.5">
            <text:p>288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01-30T06:00:00">
            <text:p>Fri Jan 30 06:00:00 2015</text:p>
          </table:table-cell>
          <table:table-cell office:value-type="float" office:value="294.5">
            <text:p>294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01-30T07:00:00">
            <text:p>Fri Jan 30 07:00:00 2015</text:p>
          </table:table-cell>
          <table:table-cell office:value-type="float" office:value="286.0">
            <text:p>286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30T08:00:00">
            <text:p>Fri Jan 30 08:00:00 2015</text:p>
          </table:table-cell>
          <table:table-cell office:value-type="float" office:value="285.6667">
            <text:p>285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5-01-30T09:00:00">
            <text:p>Fri Jan 30 09:00:00 2015</text:p>
          </table:table-cell>
          <table:table-cell office:value-type="float" office:value="279.6667">
            <text:p>279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30T10:00:00">
            <text:p>Fri Jan 30 10:00:00 2015</text:p>
          </table:table-cell>
          <table:table-cell office:value-type="float" office:value="276.3333">
            <text:p>276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5-01-30T11:00:00">
            <text:p>Fri Jan 30 11:00:00 2015</text:p>
          </table:table-cell>
          <table:table-cell office:value-type="float" office:value="281.6667">
            <text:p>281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5-02-02T18:00:00">
            <text:p>Mon Feb  2 18:00:00 2015</text:p>
          </table:table-cell>
          <table:table-cell office:value-type="float" office:value="285.8333">
            <text:p>285.8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5-02-02T19:00:00">
            <text:p>Mon Feb  2 19:00:00 2015</text:p>
          </table:table-cell>
          <table:table-cell office:value-type="float" office:value="288.1667">
            <text:p>288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5-02-02T20:00:00">
            <text:p>Mon Feb  2 20:00:00 2015</text:p>
          </table:table-cell>
          <table:table-cell office:value-type="float" office:value="285.0">
            <text:p>285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06T12:00:00">
            <text:p>Fri Feb  6 12:00:00 2015</text:p>
          </table:table-cell>
          <table:table-cell office:value-type="float" office:value="188.0">
            <text:p>188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5-02-06T15:00:00">
            <text:p>Fri Feb  6 15:00:00 2015</text:p>
          </table:table-cell>
          <table:table-cell office:value-type="float" office:value="257.3333">
            <text:p>257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2-06T16:00:00">
            <text:p>Fri Feb  6 16:00:00 2015</text:p>
          </table:table-cell>
          <table:table-cell office:value-type="float" office:value="256.5">
            <text:p>256.5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02-06T17:00:00">
            <text:p>Fri Feb  6 17:00:00 2015</text:p>
          </table:table-cell>
          <table:table-cell office:value-type="float" office:value="245.5">
            <text:p>245.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5-02-06T19:00:00">
            <text:p>Fri Feb  6 19:00:00 2015</text:p>
          </table:table-cell>
          <table:table-cell office:value-type="float" office:value="296.3333">
            <text:p>296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5-02-07T05:00:00">
            <text:p>Sat Feb  7 05:00:00 2015</text:p>
          </table:table-cell>
          <table:table-cell office:value-type="float" office:value="180.0">
            <text:p>180.0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5-02-11T00:00:00">
            <text:p>Wed Feb 11 00:00:00 2015</text:p>
          </table:table-cell>
          <table:table-cell office:value-type="float" office:value="297.8333">
            <text:p>297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5-02-11T01:00:00">
            <text:p>Wed Feb 11 01:00:00 2015</text:p>
          </table:table-cell>
          <table:table-cell office:value-type="float" office:value="242.6667">
            <text:p>242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2-11T16:00:00">
            <text:p>Wed Feb 11 16:00:00 2015</text:p>
          </table:table-cell>
          <table:table-cell office:value-type="float" office:value="205.8333">
            <text:p>205.8333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15-02-12T14:00:00">
            <text:p>Thu Feb 12 14:00:00 2015</text:p>
          </table:table-cell>
          <table:table-cell office:value-type="float" office:value="209.3333">
            <text:p>209.3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5-02-12T16:00:00">
            <text:p>Thu Feb 12 16:00:00 2015</text:p>
          </table:table-cell>
          <table:table-cell office:value-type="float" office:value="209.0">
            <text:p>209.0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15-02-12T17:00:00">
            <text:p>Thu Feb 12 17:00:00 2015</text:p>
          </table:table-cell>
          <table:table-cell office:value-type="float" office:value="246.0">
            <text:p>246.0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5-02-12T18:00:00">
            <text:p>Thu Feb 12 18:00:00 2015</text:p>
          </table:table-cell>
          <table:table-cell office:value-type="float" office:value="266.8333">
            <text:p>266.8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5-02-12T19:00:00">
            <text:p>Thu Feb 12 19:00:00 2015</text:p>
          </table:table-cell>
          <table:table-cell office:value-type="float" office:value="288.0">
            <text:p>288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5-02-13T12:00:00">
            <text:p>Fri Feb 13 12:00:00 2015</text:p>
          </table:table-cell>
          <table:table-cell office:value-type="float" office:value="239.6667">
            <text:p>239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2-13T13:00:00">
            <text:p>Fri Feb 13 13:00:00 2015</text:p>
          </table:table-cell>
          <table:table-cell office:value-type="float" office:value="263.0">
            <text:p>263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2-13T14:00:00">
            <text:p>Fri Feb 13 14:00:00 2015</text:p>
          </table:table-cell>
          <table:table-cell office:value-type="float" office:value="230.0">
            <text:p>230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13T15:00:00">
            <text:p>Fri Feb 13 15:00:00 2015</text:p>
          </table:table-cell>
          <table:table-cell office:value-type="float" office:value="251.3333">
            <text:p>251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5-02-13T16:00:00">
            <text:p>Fri Feb 13 16:00:00 2015</text:p>
          </table:table-cell>
          <table:table-cell office:value-type="float" office:value="273.1667">
            <text:p>273.1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5-02-13T17:00:00">
            <text:p>Fri Feb 13 17:00:00 2015</text:p>
          </table:table-cell>
          <table:table-cell office:value-type="float" office:value="272.8333">
            <text:p>272.8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5-02-13T18:00:00">
            <text:p>Fri Feb 13 18:00:00 2015</text:p>
          </table:table-cell>
          <table:table-cell office:value-type="float" office:value="280.8333">
            <text:p>280.8333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15-02-13T19:00:00">
            <text:p>Fri Feb 13 19:00:00 2015</text:p>
          </table:table-cell>
          <table:table-cell office:value-type="float" office:value="279.8333">
            <text:p>279.8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2-13T20:00:00">
            <text:p>Fri Feb 13 20:00:00 2015</text:p>
          </table:table-cell>
          <table:table-cell office:value-type="float" office:value="269.1667">
            <text:p>269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5-02-13T21:00:00">
            <text:p>Fri Feb 13 21:00:00 2015</text:p>
          </table:table-cell>
          <table:table-cell office:value-type="float" office:value="281.1667">
            <text:p>281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5-02-13T22:00:00">
            <text:p>Fri Feb 13 22:00:00 2015</text:p>
          </table:table-cell>
          <table:table-cell office:value-type="float" office:value="254.6667">
            <text:p>254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5-02-14T00:00:00">
            <text:p>Sat Feb 14 00:00:00 2015</text:p>
          </table:table-cell>
          <table:table-cell office:value-type="float" office:value="237.0">
            <text:p>237.0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02-14T01:00:00">
            <text:p>Sat Feb 14 01:00:00 2015</text:p>
          </table:table-cell>
          <table:table-cell office:value-type="float" office:value="272.5">
            <text:p>272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5-02-14T02:00:00">
            <text:p>Sat Feb 14 02:00:00 2015</text:p>
          </table:table-cell>
          <table:table-cell office:value-type="float" office:value="279.1667">
            <text:p>279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5-02-14T03:00:00">
            <text:p>Sat Feb 14 03:00:00 2015</text:p>
          </table:table-cell>
          <table:table-cell office:value-type="float" office:value="265.5">
            <text:p>265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5-02-14T04:00:00">
            <text:p>Sat Feb 14 04:00:00 2015</text:p>
          </table:table-cell>
          <table:table-cell office:value-type="float" office:value="276.1667">
            <text:p>276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5-02-14T05:00:00">
            <text:p>Sat Feb 14 05:00:00 2015</text:p>
          </table:table-cell>
          <table:table-cell office:value-type="float" office:value="282.0">
            <text:p>282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5-02-14T06:00:00">
            <text:p>Sat Feb 14 06:00:00 2015</text:p>
          </table:table-cell>
          <table:table-cell office:value-type="float" office:value="276.1667">
            <text:p>276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2-14T07:00:00">
            <text:p>Sat Feb 14 07:00:00 2015</text:p>
          </table:table-cell>
          <table:table-cell office:value-type="float" office:value="279.3333">
            <text:p>279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5-02-14T08:00:00">
            <text:p>Sat Feb 14 08:00:00 2015</text:p>
          </table:table-cell>
          <table:table-cell office:value-type="float" office:value="284.1667">
            <text:p>284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2-14T09:00:00">
            <text:p>Sat Feb 14 09:00:00 2015</text:p>
          </table:table-cell>
          <table:table-cell office:value-type="float" office:value="280.8333">
            <text:p>280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2-14T10:00:00">
            <text:p>Sat Feb 14 10:00:00 2015</text:p>
          </table:table-cell>
          <table:table-cell office:value-type="float" office:value="278.1667">
            <text:p>278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5-02-14T11:00:00">
            <text:p>Sat Feb 14 11:00:00 2015</text:p>
          </table:table-cell>
          <table:table-cell office:value-type="float" office:value="280.8333">
            <text:p>280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2-14T12:00:00">
            <text:p>Sat Feb 14 12:00:00 2015</text:p>
          </table:table-cell>
          <table:table-cell office:value-type="float" office:value="270.8333">
            <text:p>270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02-14T13:00:00">
            <text:p>Sat Feb 14 13:00:00 2015</text:p>
          </table:table-cell>
          <table:table-cell office:value-type="float" office:value="268.0">
            <text:p>268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5-02-14T14:00:00">
            <text:p>Sat Feb 14 14:00:00 2015</text:p>
          </table:table-cell>
          <table:table-cell office:value-type="float" office:value="275.6667">
            <text:p>275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5-02-14T15:00:00">
            <text:p>Sat Feb 14 15:00:00 2015</text:p>
          </table:table-cell>
          <table:table-cell office:value-type="float" office:value="284.8333">
            <text:p>284.8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5-02-16T12:00:00">
            <text:p>Mon Feb 16 12:00:00 2015</text:p>
          </table:table-cell>
          <table:table-cell office:value-type="float" office:value="253.0">
            <text:p>253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5-02-16T19:00:00">
            <text:p>Mon Feb 16 19:00:00 2015</text:p>
          </table:table-cell>
          <table:table-cell office:value-type="float" office:value="272.1667">
            <text:p>272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2-16T20:00:00">
            <text:p>Mon Feb 16 20:00:00 2015</text:p>
          </table:table-cell>
          <table:table-cell office:value-type="float" office:value="289.8333">
            <text:p>289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2-17T02:00:00">
            <text:p>Tue Feb 17 02:00:00 2015</text:p>
          </table:table-cell>
          <table:table-cell office:value-type="float" office:value="281.8333">
            <text:p>281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2-17T03:00:00">
            <text:p>Tue Feb 17 03:00:00 2015</text:p>
          </table:table-cell>
          <table:table-cell office:value-type="float" office:value="197.0">
            <text:p>197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2-22T22:00:00">
            <text:p>Sun Feb 22 22:00:00 2015</text:p>
          </table:table-cell>
          <table:table-cell office:value-type="float" office:value="286.3333">
            <text:p>286.3333</text:p>
          </table:table-cell>
          <table:table-cell office:value-type="float" office:value="45.1667">
            <text:p>45.1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